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paragraph-properties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font-size="12pt" style:font-size-asian="12pt" style:font-size-complex="12pt"/>
    </style:style>
    <style:style style:name="P8" style:family="paragraph" style:parent-style-name="Text_20_body" style:list-style-name="L6"/>
    <style:style style:name="P9" style:family="paragraph" style:parent-style-name="Preformatted_20_Text">
      <style:text-properties style:use-window-font-color="true" fo:font-style="italic" style:font-name-asian="Times New Roman CE" style:font-style-asian="italic" style:font-name-complex="Times New Roman CE" style:font-style-complex="italic"/>
    </style:style>
    <style:style style:name="P10" style:family="paragraph" style:parent-style-name="Text_20_body" style:list-style-name="L7"/>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parent-style-name="Internet_20_link">
      <style:text-properties fo:font-size="12pt" style:font-size-asian="12pt" style:font-size-complex="12pt"/>
    </style:style>
    <style:style style:name="T6"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7"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8"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9"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0" style:family="text">
      <style:text-properties fo:color="#000000" fo:font-style="italic" style:font-name-asian="Times New Roman CE" style:font-style-asian="italic" style:font-name-complex="Times New Roman CE" style:font-style-complex="italic"/>
    </style:style>
    <style:style style:name="T11" style:family="text">
      <style:text-properties fo:color="#800000" fo:font-style="italic" style:font-name-asian="Times New Roman CE" style:font-style-asian="italic" style:font-name-complex="Times New Roman CE" style:font-style-complex="italic"/>
    </style:style>
    <style:style style:name="T12" style:family="text">
      <style:text-properties fo:color="#b84747" fo:font-style="italic" style:font-name-asian="Times New Roman CE" style:font-style-asian="italic" style:font-name-complex="Times New Roman CE" style:font-style-complex="italic"/>
    </style:style>
    <style:style style:name="T13" style:family="text">
      <style:text-properties style:use-window-font-color="true" fo:font-style="italic" style:font-name-asian="Times New Roman CE" style:font-style-asian="italic" style:font-name-complex="Times New Roman CE" style:font-style-complex="italic"/>
    </style:style>
    <style:style style:name="T14" style:family="text" style:parent-style-name="Strong_20_Emphasis">
      <style:text-properties style:use-window-font-color="true" style:font-name="Times New Roman" fo:font-size="12pt" fo:font-style="italic" fo:font-weight="normal" style:font-name-asian="Times New Roman CE" style:font-size-asian="12pt" style:font-style-asian="italic" style:font-weight-asian="normal" style:font-name-complex="Times New Roman CE" style:font-size-complex="12pt" style:font-style-complex="italic" style:font-weight-complex="normal"/>
    </style:style>
    <style:style style:name="T15" style:family="text" style:parent-style-name="background">
      <style:text-properties style:font-name="Times New Roman" fo:font-size="12pt" fo:font-style="normal" style:font-size-asian="12pt" style:font-style-asian="normal" style:font-size-complex="12pt" style:font-style-complex="normal"/>
    </style:style>
    <style:style style:name="T16" style:family="text" style:parent-style-name="background">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7" style:family="text" style:parent-style-name="backgroun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 style:family="text" style:parent-style-name="backgroun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parent-style-name="Internet_20_link">
      <style:text-properties style:font-name="Times New Roman" fo:font-size="12pt" fo:font-style="normal" style:font-size-asian="12pt" style:font-style-asian="normal" style:font-size-complex="12pt" style:font-style-complex="normal"/>
    </style:style>
    <style:style style:name="T20" style:family="text" style:parent-style-name="background">
      <style:text-properties fo:color="#000000" style:font-name="Times New Roman" fo:font-size="12pt" fo:font-style="italic" style:text-underline-style="none" fo:font-weight="bold" style:font-size-asian="12pt" style:font-style-asian="italic" style:font-weight-asian="bold" style:font-size-complex="12pt"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Preface</text:h>
      <text:p text:style-name="Text_20_body"><text:span text:style-name="T1"><text:tab/>This document describes installation of different parts of Plantlore system. For more information about Plantlore see Plantlore User manual or visit </text:span><text:a xlink:type="simple" xlink:href="http://plantlore.berlios.de/"><text:span text:style-name="T2">http://plantlore.berlios.de</text:span></text:a></text:p>
      <text:p text:style-name="Text_20_body"><text:tab/>Some parts of this document concern only selected operating system environment. These sections are marked with appropriate OS name.</text:p>
      <text:p text:style-name="Text_20_body"><text:tab/>Sections marked <text:span text:style-name="T3">Advanced</text:span> are intended for advanced users such as system and database administrators.</text:p>
      <text:h text:style-name="Heading_20_1" text:outline-level="1">Requirements</text:h>
      <text:p text:style-name="P2">Since Plantlore is written in the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P2">Plantlore was successfully tested on Windows platform (Windows 2000 or higher), Linux and Mac OS X 10.4</text:p>
      <text:p text:style-name="P2">Recommended hardware requirements for PC platform are: </text:p>
      <text:list text:style-name="L1">
        <text:list-item>
          <text:p text:style-name="P3">1GHz processor</text:p>
        </text:list-item>
        <text:list-item>
          <text:p text:style-name="P3">256 MB RAM</text:p>
        </text:list-item>
        <text:list-item>
          <text:p text:style-name="P3">100 MB of disk space (including PostgreSQL database system)</text:p>
        </text:list-item>
      </text:list>
      <text:p text:style-name="Text_20_body">Neccessary software requirements:</text:p>
      <text:list text:style-name="L2">
        <text:list-item>
          <text:p text:style-name="P4">Java Runtime Environment ver. 1.5.0 or higher. On windows platform installer will detect suitable JRE and if it is not found it will ask you to download and install it.</text:p>
        </text:list-item>
        <text:list-item>
          <text:p text:style-name="P4">In order to install PostgreSQL on windows machine, you will need msiexec utility. It should be included in your OS.</text:p>
        </text:list-item>
      </text:list>
      <text:h text:style-name="Heading_20_1" text:outline-level="1">Installation of Plantlore Client and Server</text:h>
      <text:p text:style-name="P1"/>
      <text:p text:style-name="Text_20_body"><text:tab/>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text:tab/>Automated installer will guide you through the whole installation of Plantlore Client and Plantlore Server. These are the steps you will go through during the installation:</text:p>
      <text:list text:style-name="L3">
        <text:list-item>
          <text:p text:style-name="P5">Select the language to use during the installation (either english or czech).</text:p>
        </text:list-item>
        <text:list-item>
          <text:p text:style-name="P5">View basic Plantlore description and accept GNU General Public Licence.</text:p>
        </text:list-item>
        <text:list-item>
          <text:p text:style-name="P5">Select installation directory. If the directory does not exist, it will be created for you.</text:p>
        </text:list-item>
        <text:list-item>
          <text:p text:style-name="P5">Choose which components you would like to install. Installer shows description for each of the components.</text:p>
        </text:list-item>
        <text:list-item>
          <text:p text:style-name="P5">WINDOWS: In case you are running Windows OS and have chosen to install PostgreSQL database system, you will be asked for the details required for <text:s/>PostgreSQL isntallation. See section „Installing PostgreSQL“ below.</text:p>
        </text:list-item>
        <text:list-item>
          <text:p text:style-name="P5">In this step all the components will be copied to the installation directory</text:p>
        </text:list-item>
        <text:list-item>
          <text:p text:style-name="P5">WINDOWS: Installer will offer you to create shortcuts in the Start menu and on the desktop. This feature is only available on Windows platform.</text:p>
        </text:list-item>
        <text:list-item>
          <text:p text:style-name="P5">Installation is finished successfuly, if you wish you can create automatic installation script (recommended for Advanced users only)</text:p>
        </text:list-item>
      </text:list>
      <text:h text:style-name="Heading_20_1" text:outline-level="1">After the installation is finished</text:h>
      <text:p text:style-name="Text_20_body"><text:tab/>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h text:style-name="Heading_20_1" text:outline-level="1">Installation of PostgreSQL database system</text:h>
      <text:p text:style-name="Text_20_body"><text:tab/>In case you want to use Plantlore on your local workstation you will have to install a database system. Currently only PostgreSQL is fully supported. If you will only connect to remote Plantlore servers you don't need to install PostgreSQL system.</text:p>
      <text:h text:style-name="Heading_20_2" text:outline-level="2">Windows platform</text:h>
      <text:p text:style-name="Text_20_body"><text:tab/>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4">
        <text:list-item>
          <text:p text:style-name="P6"><text:span text:style-name="T4">Username and password for new OS user</text:span>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6"><text:span text:style-name="T4">Username and password of the new database user</text:span>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6"><text:span text:style-name="T4">Port number</text:span>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6"><text:span text:style-name="T4">Create shortcuts for PostgreSQL</text:span> – Installer can create Start menu shortcuts for PostgreSQL user and administration tools automatically. This option is recommended for advanced users.</text:p>
        </text:list-item>
        <text:list-item>
          <text:p text:style-name="P6"><text:span text:style-name="T4">Location where PostgreSQL will be installed</text:span> – This is a directory where PostgreSQL system will reside. Make sure you have enough space on the target filesystem. <text:span text:style-name="T3">IMPORTANT NOTE</text:span>: The target drive for PostgreSQL installation must use NTFS filesystem in order for PostgreSQL to work properly.</text:p>
        </text:list-item>
      </text:list>
      <text:p text:style-name="Text_20_body"/>
      <text:h text:style-name="Heading_20_2" text:outline-level="2">Linux and Mac OS X [ADVANCED]</text:h>
      <text:p text:style-name="Text_20_body"><text:span text:style-name="T1"><text:tab/>On these operating systems PostgreSQL installation is not automatic. You will have to install PostgreSQL by yourself. See </text:span><text:a xlink:type="simple" xlink:href="http://www.postgresql.org/"><text:span text:style-name="T2">www.postgresql.org</text:span></text:a><text:span text:style-name="T1"> where you can download up to date version of PostgreSQL and read the installation instructions for your platform.</text:span></text:p>
      <text:p text:style-name="Text_20_body"><text:tab/>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P7"/>
      <text:h text:style-name="Heading_20_2" text:outline-level="2">Building Plantlore from sources [ADVANCED]</text:h>
      <text:p text:style-name="P1"/>
      <text:p text:style-name="Text_20_body"><text:span text:style-name="T1"><text:tab/>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span><text:a xlink:type="simple" xlink:href="http://developer.berlios.de/"><text:span text:style-name="T2">http://developer.berlios.de</text:span></text:a></text:p>
      <text:p text:style-name="Text_20_body"><text:tab/>You can checkout your working copy by executing the following command: </text:p>
      <text:p text:style-name="Preformatted_20_Text"><text:tab/>$&gt; svn checkout svn://svn.berlios.de/plantlore/trunk/</text:p>
      <text:p text:style-name="Text_20_body">In case you would like SVN access write permissions contact any of the developers listed at the project homepage.</text:p>
      <text:p text:style-name="Text_20_body"><text:tab/>After you check out the latest sources from the repository you can build Plantlore by the following commands (assuming you have Apache Ant ver. 1.6 or higher) from the sources directory:</text:p>
      <text:p text:style-name="Preformatted_20_Text"><text:tab/>$&gt; ant build</text:p>
      <text:p text:style-name="Text_20_body">This command will build both Plantlore Client and Plantlore Server into the ./dist directory. If you'd like to see what other ant targets are available, run the following command:</text:p>
      <text:p text:style-name="Preformatted_20_Text"><text:tab/>$&gt; ant -projecthelp</text:p>
      <text:p text:style-name="Preformatted_20_Text"/>
      <text:h text:style-name="Heading_20_1" text:outline-level="1">Installation of BioCASE provider software</text:h>
      <text:p text:style-name="P1"/>
      <text:p text:style-name="Text_20_body"><text:span text:style-name="T1">Detailed description can be found at </text:span><text:a xlink:type="simple" xlink:href="http://ww3.bgbm.org/bps2/Installation"><text:span text:style-name="T5">http://ww3.bgbm.org/bps2/Installation</text:span></text:a></text:p>
      <text:p text:style-name="Text_20_body"/>
      <text:p text:style-name="Text_20_body">Short description of instalation steps:</text:p>
      <text:list text:style-name="L6">
        <text:list-item>
          <text:p text:style-name="P8">Install Apache web server</text:p>
        </text:list-item>
        <text:list-item>
          <text:p text:style-name="P8">Install Python 2.4</text:p>
        </text:list-item>
        <text:list-item>
          <text:p text:style-name="P8">Insert this to the Apache configuration file (httpd.conf):</text:p>
        </text:list-item>
      </text:list>
      <text:p text:style-name="Preformatted_20_Text"><text:span text:style-name="T6"><text:tab/><text:tab/>Alias <text:s text:c="2"/>/biocase <text:s text:c="23"/></text:span><text:span text:style-name="T7">"</text:span><text:span text:style-name="T8">InstallPath/bi</text:span><text:span text:style-name="T9">ocase/www</text:span><text:span text:style-name="T7">"</text:span></text:p>
      <text:p text:style-name="Preformatted_20_Text"><text:span text:style-name="T10">&lt;Directory <text:s text:c="29"/>"</text:span><text:span text:style-name="T11">InstallPath/b</text:span><text:span text:style-name="T12">iocase/www</text:span><text:span text:style-name="T10">"</text:span><text:span text:style-name="T13">&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3"><text:tab/>DirectoryIndex <text:s text:c="11"/></text:span><text:span text:style-name="T10"><text:s text:c="2"/>index.html index.cgi in</text:span><text:span text:style-name="T13">dex.py index.html index.shtml default.htm</text:span></text:p>
      <text:p text:style-name="P9">&lt;/Directory&gt;</text:p>
      <text:p text:style-name="Preformatted_20_Text"><text:span text:style-name="T14"/></text:p>
      <text:list text:style-name="L6" text:continue-numbering="true">
        <text:list-item>
          <text:p text:style-name="P8"><text:span text:style-name="T15">Included in Plantlore installation files there is a </text:span><text:span text:style-name="T16">BioCASE.zip</text:span><text:span text:style-name="T17"> </text:span><text:span text:style-name="T18">file</text:span><text:span text:style-name="T17">.</text:span><text:span text:style-name="T18"> Unpack this file to the directory which is in the Apache configuration file httpd.conf</text:span><text:span text:style-name="background"><text:span text:style-name="T15">.</text:span></text:span><text:span text:style-name="T15"> <text:s/></text:span></text:p>
        </text:list-item>
      </text:list>
      <text:list text:style-name="L7">
        <text:list-item>
          <text:p text:style-name="P10"><text:span text:style-name="T15">BioCASE.zip contains <text:s/></text:span><text:span text:style-name="background"><text:span text:style-name="T15">BioCASE Provider Software 2.4.1 which <text:s/>can be downloaded from </text:span></text:span><text:a xlink:type="simple" xlink:href="http://www.biocase.org/products/provider_software/"><text:span text:style-name="background"><text:span text:style-name="background"><text:span text:style-name="T19">http://www.biocase.org/products/provider_software/</text:span></text:span></text:span></text:a></text:p>
        </text:list-item>
        <text:list-item>
          <text:p text:style-name="P10">BioCASE.zip which is distributed together with Plantlore already contains data sources of the Plantlore project, database structures definitions and database items mapping for the used stabdards</text:p>
        </text:list-item>
      </text:list>
      <text:list text:style-name="L6" text:continue-numbering="true">
        <text:list-item>
          <text:p text:style-name="P8">run setup.py file</text:p>
        </text:list-item>
        <text:list-item>
          <text:p text:style-name="P8">When installing BPS for the first time, you need to install required libraries</text:p>
          <text:list>
            <text:list-item>
              <text:p text:style-name="P8"><text:span text:style-name="T1">Run Apache listening at localhost and open <text:s/></text:span><text:a xlink:type="simple" xlink:href="http://localhost/biocase/utilities/testlibs.cgi"><text:span text:style-name="T2">http://localhost/biocase/utilities/testlibs.cgi</text:span></text:a><text:span text:style-name="T1"> <text:s/>[*biocase* in the URL is the alias set in httpd.conf] On this page there is a list of required libraries. Red ones are neccessary libraries which must be installed. Furthermore, library for the database system you will be using is required.</text:span></text:p>
            </text:list-item>
            <text:list-item>
              <text:p text:style-name="P8">Second option is to use Python.zip distributed with Plantlore. Unpack it and install all libraries from the obligatory directory</text:p>
              <text:p text:style-name="P8"><text:span text:style-name="T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CE" svg:font-family="'Times New Roman CE'" style:font-family-generic="roma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background" style:family="text" style:parent-style-name="WW-Standardní_20_písmo_20_odstavc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9-07T01:59:03</meta:creation-date>
    <dc:creator>Tomáš Kovařík</dc:creator>
    <dc:date>2006-09-07T13:09:15</dc:date>
    <dc:language>sk-SK</dc:language>
    <meta:editing-cycles>7</meta:editing-cycles>
    <meta:editing-duration>PT5H54M34S</meta:editing-duration>
    <meta:user-defined meta:name="Info 1"/>
    <meta:user-defined meta:name="Info 2"/>
    <meta:user-defined meta:name="Info 3"/>
    <meta:user-defined meta:name="Info 4"/>
    <meta:document-statistic meta:table-count="0" meta:image-count="0" meta:object-count="0" meta:page-count="4" meta:paragraph-count="71" meta:word-count="1346" meta:character-count="9055"/>
  </office:meta>
</office:document-meta>
</file>